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owlerStrikeRateRating</mi>
      <mo stretchy="false">=</mo>
      <mrow>
        <mfrac>
          <mi mathvariant="italic">BowlerStrikeRate</mi>
          <mfrac>
            <mrow>
              <mo stretchy="false">∑</mo>
              <mi mathvariant="italic">BowlerStrikeRate</mi>
            </mrow>
            <mrow>
              <mo stretchy="false">∑</mo>
              <mn>1</mn>
            </mrow>
          </mfrac>
        </mfrac>
        <mo stretchy="false">∗</mo>
        <mn>100</mn>
      </mrow>
    </mrow>
    <annotation encoding="StarMath 5.0">BowlerStrikeRateRating={ BowlerStrikeRate }over { sum BowlerStrikeRate over sum 1 }*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23:17.164822140</meta:creation-date>
    <dc:date>2019-10-17T12:24:23.657395315</dc:date>
    <meta:editing-duration>PT1M6S</meta:editing-duration>
    <meta:editing-cycles>1</meta:editing-cycles>
    <meta:generator>LibreOffice/6.0.7.3$Linux_X86_64 LibreOffice_project/00m0$Build-3</meta:generator>
  </office:meta>
</office:document-meta>
</file>